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-300-0.010" table:style-name="ta1">
        <table:shapes>
          <draw:frame draw:z-index="0" draw:style-name="gr1" draw:text-style-name="P1" svg:width="15.997cm" svg:height="9.006cm" svg:x="15.396cm" svg:y="3.186cm">
            <draw:object draw:notify-on-update-of-ranges="'test-300-0.010'.A33:'test-300-0.010'.A33 'test-300-0.010'.A34:'test-300-0.010'.A36 'test-300-0.010'.B33:'test-300-0.010'.B33 'test-300-0.010'.B34:'test-300-0.010'.B36 'test-300-0.010'.C33:'test-300-0.010'.C33 'test-300-0.010'.C34:'test-300-0.010'.C36 'test-300-0.010'.D33:'test-300-0.010'.D33 'test-300-0.010'.D34:'test-300-0.010'.D36 'test-300-0.010'.E33:'test-300-0.010'.E33 'test-300-0.010'.E34:'test-300-0.010'.E36 'test-300-0.010'.F33:'test-300-0.010'.F33 'test-300-0.010'.F34:'test-300-0.010'.F36 'test-300-0.010'.G33:'test-300-0.010'.G33 'test-300-0.010'.G34:'test-300-0.010'.G36 'test-300-0.010'.H33:'test-300-0.010'.H33 'test-300-0.010'.H34:'test-300-0.010'.H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6" calcext:value-type="float">
            <text:p>266</text:p>
          </table:table-cell>
          <table:table-cell office:value-type="float" office:value="2.432611" calcext:value-type="float">
            <text:p>2.432611</text:p>
          </table:table-cell>
          <table:table-cell office:value-type="float" office:value="2.848196" calcext:value-type="float">
            <text:p>2.848196</text:p>
          </table:table-cell>
          <table:table-cell office:value-type="float" office:value="3.054253" calcext:value-type="float">
            <text:p>3.054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267" calcext:value-type="float">
            <text:p>267</text:p>
          </table:table-cell>
          <table:table-cell office:value-type="float" office:value="3.989736" calcext:value-type="float">
            <text:p>3.989736</text:p>
          </table:table-cell>
          <table:table-cell office:value-type="float" office:value="4.218887" calcext:value-type="float">
            <text:p>4.218887</text:p>
          </table:table-cell>
          <table:table-cell office:value-type="float" office:value="4.523976" calcext:value-type="float">
            <text:p>4.523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267" calcext:value-type="float">
            <text:p>267</text:p>
          </table:table-cell>
          <table:table-cell office:value-type="float" office:value="3.411368" calcext:value-type="float">
            <text:p>3.411368</text:p>
          </table:table-cell>
          <table:table-cell office:value-type="float" office:value="3.755067" calcext:value-type="float">
            <text:p>3.755067</text:p>
          </table:table-cell>
          <table:table-cell office:value-type="float" office:value="3.983571" calcext:value-type="float">
            <text:p>3.983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267" calcext:value-type="float">
            <text:p>267</text:p>
          </table:table-cell>
          <table:table-cell office:value-type="float" office:value="3.826833" calcext:value-type="float">
            <text:p>3.826833</text:p>
          </table:table-cell>
          <table:table-cell office:value-type="float" office:value="4.053277" calcext:value-type="float">
            <text:p>4.053277</text:p>
          </table:table-cell>
          <table:table-cell office:value-type="float" office:value="4.358509" calcext:value-type="float">
            <text:p>4.358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267" calcext:value-type="float">
            <text:p>267</text:p>
          </table:table-cell>
          <table:table-cell office:value-type="float" office:value="4.555347" calcext:value-type="float">
            <text:p>4.555347</text:p>
          </table:table-cell>
          <table:table-cell office:value-type="float" office:value="4.776946" calcext:value-type="float">
            <text:p>4.776946</text:p>
          </table:table-cell>
          <table:table-cell office:value-type="float" office:value="5.7025" calcext:value-type="float">
            <text:p>5.7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267" calcext:value-type="float">
            <text:p>267</text:p>
          </table:table-cell>
          <table:table-cell office:value-type="float" office:value="3.728323" calcext:value-type="float">
            <text:p>3.728323</text:p>
          </table:table-cell>
          <table:table-cell office:value-type="float" office:value="3.953328" calcext:value-type="float">
            <text:p>3.953328</text:p>
          </table:table-cell>
          <table:table-cell office:value-type="float" office:value="6.404952" calcext:value-type="float">
            <text:p>6.404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267" calcext:value-type="float">
            <text:p>267</text:p>
          </table:table-cell>
          <table:table-cell office:value-type="float" office:value="3.609549" calcext:value-type="float">
            <text:p>3.609549</text:p>
          </table:table-cell>
          <table:table-cell office:value-type="float" office:value="3.818185" calcext:value-type="float">
            <text:p>3.818185</text:p>
          </table:table-cell>
          <table:table-cell office:value-type="float" office:value="4.145803" calcext:value-type="float">
            <text:p>4.14580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6" calcext:value-type="float">
            <text:p>266</text:p>
          </table:table-cell>
          <table:table-cell office:value-type="float" office:value="2.417657" calcext:value-type="float">
            <text:p>2.417657</text:p>
          </table:table-cell>
          <table:table-cell office:value-type="float" office:value="2.846661" calcext:value-type="float">
            <text:p>2.846661</text:p>
          </table:table-cell>
          <table:table-cell office:value-type="float" office:value="3.033744" calcext:value-type="float">
            <text:p>3.033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267" calcext:value-type="float">
            <text:p>267</text:p>
          </table:table-cell>
          <table:table-cell office:value-type="float" office:value="3.931996" calcext:value-type="float">
            <text:p>3.931996</text:p>
          </table:table-cell>
          <table:table-cell office:value-type="float" office:value="4.199732" calcext:value-type="float">
            <text:p>4.199732</text:p>
          </table:table-cell>
          <table:table-cell office:value-type="float" office:value="4.524707" calcext:value-type="float">
            <text:p>4.524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267" calcext:value-type="float">
            <text:p>267</text:p>
          </table:table-cell>
          <table:table-cell office:value-type="float" office:value="3.584952" calcext:value-type="float">
            <text:p>3.584952</text:p>
          </table:table-cell>
          <table:table-cell office:value-type="float" office:value="3.77582" calcext:value-type="float">
            <text:p>3.77582</text:p>
          </table:table-cell>
          <table:table-cell office:value-type="float" office:value="4.008596" calcext:value-type="float">
            <text:p>4.008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267" calcext:value-type="float">
            <text:p>267</text:p>
          </table:table-cell>
          <table:table-cell office:value-type="float" office:value="3.883108" calcext:value-type="float">
            <text:p>3.883108</text:p>
          </table:table-cell>
          <table:table-cell office:value-type="float" office:value="4.057715" calcext:value-type="float">
            <text:p>4.057715</text:p>
          </table:table-cell>
          <table:table-cell office:value-type="float" office:value="4.4287" calcext:value-type="float">
            <text:p>4.4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267" calcext:value-type="float">
            <text:p>267</text:p>
          </table:table-cell>
          <table:table-cell office:value-type="float" office:value="4.560291" calcext:value-type="float">
            <text:p>4.560291</text:p>
          </table:table-cell>
          <table:table-cell office:value-type="float" office:value="4.964257" calcext:value-type="float">
            <text:p>4.964257</text:p>
          </table:table-cell>
          <table:table-cell office:value-type="float" office:value="6.353011" calcext:value-type="float">
            <text:p>6.353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267" calcext:value-type="float">
            <text:p>267</text:p>
          </table:table-cell>
          <table:table-cell office:value-type="float" office:value="3.711905" calcext:value-type="float">
            <text:p>3.711905</text:p>
          </table:table-cell>
          <table:table-cell office:value-type="float" office:value="3.953004" calcext:value-type="float">
            <text:p>3.953004</text:p>
          </table:table-cell>
          <table:table-cell office:value-type="float" office:value="4.224904" calcext:value-type="float">
            <text:p>4.224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267" calcext:value-type="float">
            <text:p>267</text:p>
          </table:table-cell>
          <table:table-cell office:value-type="float" office:value="3.58483" calcext:value-type="float">
            <text:p>3.58483</text:p>
          </table:table-cell>
          <table:table-cell office:value-type="float" office:value="3.799584" calcext:value-type="float">
            <text:p>3.799584</text:p>
          </table:table-cell>
          <table:table-cell office:value-type="float" office:value="4.13152" calcext:value-type="float">
            <text:p>4.1315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6" calcext:value-type="float">
            <text:p>266</text:p>
          </table:table-cell>
          <table:table-cell office:value-type="float" office:value="2.489618" calcext:value-type="float">
            <text:p>2.489618</text:p>
          </table:table-cell>
          <table:table-cell office:value-type="float" office:value="2.844383" calcext:value-type="float">
            <text:p>2.844383</text:p>
          </table:table-cell>
          <table:table-cell office:value-type="float" office:value="3.089836" calcext:value-type="float">
            <text:p>3.089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266" calcext:value-type="float">
            <text:p>266</text:p>
          </table:table-cell>
          <table:table-cell office:value-type="float" office:value="3.982595" calcext:value-type="float">
            <text:p>3.982595</text:p>
          </table:table-cell>
          <table:table-cell office:value-type="float" office:value="4.191973" calcext:value-type="float">
            <text:p>4.191973</text:p>
          </table:table-cell>
          <table:table-cell office:value-type="float" office:value="4.519764" calcext:value-type="float">
            <text:p>4.519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267" calcext:value-type="float">
            <text:p>267</text:p>
          </table:table-cell>
          <table:table-cell office:value-type="float" office:value="3.535452" calcext:value-type="float">
            <text:p>3.535452</text:p>
          </table:table-cell>
          <table:table-cell office:value-type="float" office:value="3.763376" calcext:value-type="float">
            <text:p>3.763376</text:p>
          </table:table-cell>
          <table:table-cell office:value-type="float" office:value="4.012441" calcext:value-type="float">
            <text:p>4.012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267" calcext:value-type="float">
            <text:p>267</text:p>
          </table:table-cell>
          <table:table-cell office:value-type="float" office:value="3.858084" calcext:value-type="float">
            <text:p>3.858084</text:p>
          </table:table-cell>
          <table:table-cell office:value-type="float" office:value="4.050429" calcext:value-type="float">
            <text:p>4.050429</text:p>
          </table:table-cell>
          <table:table-cell office:value-type="float" office:value="4.295521" calcext:value-type="float">
            <text:p>4.295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267" calcext:value-type="float">
            <text:p>267</text:p>
          </table:table-cell>
          <table:table-cell office:value-type="float" office:value="4.577991" calcext:value-type="float">
            <text:p>4.577991</text:p>
          </table:table-cell>
          <table:table-cell office:value-type="float" office:value="5.111636" calcext:value-type="float">
            <text:p>5.111636</text:p>
          </table:table-cell>
          <table:table-cell office:value-type="float" office:value="6.919355" calcext:value-type="float">
            <text:p>6.919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267" calcext:value-type="float">
            <text:p>267</text:p>
          </table:table-cell>
          <table:table-cell office:value-type="float" office:value="3.705801" calcext:value-type="float">
            <text:p>3.705801</text:p>
          </table:table-cell>
          <table:table-cell office:value-type="float" office:value="3.929372" calcext:value-type="float">
            <text:p>3.929372</text:p>
          </table:table-cell>
          <table:table-cell office:value-type="float" office:value="4.244985" calcext:value-type="float">
            <text:p>4.244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267" calcext:value-type="float">
            <text:p>267</text:p>
          </table:table-cell>
          <table:table-cell office:value-type="float" office:value="3.575675" calcext:value-type="float">
            <text:p>3.575675</text:p>
          </table:table-cell>
          <table:table-cell office:value-type="float" office:value="3.809135" calcext:value-type="float">
            <text:p>3.809135</text:p>
          </table:table-cell>
          <table:table-cell office:value-type="float" office:value="4.299183" calcext:value-type="float">
            <text:p>4.299183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ci4</text:p>
          </table:table-cell>
          <table:table-cell office:value-type="string" calcext:value-type="string">
            <text:p>fat-free</text:p>
          </table:table-cell>
          <table:table-cell office:value-type="string" calcext:value-type="string">
            <text:p>laminas</text:p>
          </table:table-cell>
          <table:table-cell office:value-type="string" calcext:value-type="string">
            <text:p>laravel</text:p>
          </table:table-cell>
          <table:table-cell office:value-type="string" calcext:value-type="string">
            <text:p>symfony</text:p>
          </table:table-cell>
          <table:table-cell office:value-type="string" calcext:value-type="string">
            <text:p>yii</text:p>
          </table:table-cell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2.848196" calcext:value-type="float">
            <text:p>2.848196</text:p>
          </table:table-cell>
          <table:table-cell office:value-type="float" office:value="4.218887" calcext:value-type="float">
            <text:p>4.218887</text:p>
          </table:table-cell>
          <table:table-cell office:value-type="float" office:value="3.755067" calcext:value-type="float">
            <text:p>3.755067</text:p>
          </table:table-cell>
          <table:table-cell office:value-type="float" office:value="4.053277" calcext:value-type="float">
            <text:p>4.053277</text:p>
          </table:table-cell>
          <table:table-cell office:value-type="float" office:value="4.776946" calcext:value-type="float">
            <text:p>4.776946</text:p>
          </table:table-cell>
          <table:table-cell office:value-type="float" office:value="3.953328" calcext:value-type="float">
            <text:p>3.953328</text:p>
          </table:table-cell>
          <table:table-cell office:value-type="float" office:value="3.818185" calcext:value-type="float">
            <text:p>3.818185</text:p>
          </table:table-cell>
        </table:table-row>
        <table:table-row table:style-name="ro1">
          <table:table-cell office:value-type="string" calcext:value-type="string">
            <text:p>Test 2</text:p>
          </table:table-cell>
          <table:table-cell table:formula="of:=[.$D13]" office:value-type="float" office:value="2.846661" calcext:value-type="float">
            <text:p>2.846661</text:p>
          </table:table-cell>
          <table:table-cell table:formula="of:=[.$D14]" office:value-type="float" office:value="4.199732" calcext:value-type="float">
            <text:p>4.199732</text:p>
          </table:table-cell>
          <table:table-cell table:formula="of:=[.$D15]" office:value-type="float" office:value="3.77582" calcext:value-type="float">
            <text:p>3.77582</text:p>
          </table:table-cell>
          <table:table-cell table:formula="of:=[.$D16]" office:value-type="float" office:value="4.057715" calcext:value-type="float">
            <text:p>4.057715</text:p>
          </table:table-cell>
          <table:table-cell table:formula="of:=[.$D17]" office:value-type="float" office:value="4.964257" calcext:value-type="float">
            <text:p>4.964257</text:p>
          </table:table-cell>
          <table:table-cell table:formula="of:=[.$D18]" office:value-type="float" office:value="3.953004" calcext:value-type="float">
            <text:p>3.953004</text:p>
          </table:table-cell>
          <table:table-cell table:formula="of:=[.$D19]" office:value-type="float" office:value="3.799584" calcext:value-type="float">
            <text:p>3.799584</text:p>
          </table:table-cell>
        </table:table-row>
        <table:table-row table:style-name="ro1">
          <table:table-cell office:value-type="string" calcext:value-type="string">
            <text:p>Test 3</text:p>
          </table:table-cell>
          <table:table-cell table:formula="of:=[.$D23]" office:value-type="float" office:value="2.844383" calcext:value-type="float">
            <text:p>2.844383</text:p>
          </table:table-cell>
          <table:table-cell table:formula="of:=[.$D24]" office:value-type="float" office:value="4.191973" calcext:value-type="float">
            <text:p>4.191973</text:p>
          </table:table-cell>
          <table:table-cell table:formula="of:=[.$D25]" office:value-type="float" office:value="3.763376" calcext:value-type="float">
            <text:p>3.763376</text:p>
          </table:table-cell>
          <table:table-cell table:formula="of:=[.$D26]" office:value-type="float" office:value="4.050429" calcext:value-type="float">
            <text:p>4.050429</text:p>
          </table:table-cell>
          <table:table-cell table:formula="of:=[.$D27]" office:value-type="float" office:value="5.111636" calcext:value-type="float">
            <text:p>5.111636</text:p>
          </table:table-cell>
          <table:table-cell table:formula="of:=[.$D28]" office:value-type="float" office:value="3.929372" calcext:value-type="float">
            <text:p>3.929372</text:p>
          </table:table-cell>
          <table:table-cell table:formula="of:=[.$D29]" office:value-type="float" office:value="3.809135" calcext:value-type="float">
            <text:p>3.809135</text:p>
          </table:table-cell>
        </table:table-row>
      </table:table>
      <table:table table:name="test-300-0.05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6" calcext:value-type="float">
            <text:p>266</text:p>
          </table:table-cell>
          <table:table-cell office:value-type="float" office:value="2.446039" calcext:value-type="float">
            <text:p>2.446039</text:p>
          </table:table-cell>
          <table:table-cell office:value-type="float" office:value="2.852822" calcext:value-type="float">
            <text:p>2.852822</text:p>
          </table:table-cell>
          <table:table-cell office:value-type="float" office:value="3.035271" calcext:value-type="float">
            <text:p>3.035271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267" calcext:value-type="float">
            <text:p>267</text:p>
          </table:table-cell>
          <table:table-cell office:value-type="float" office:value="3.293326" calcext:value-type="float">
            <text:p>3.293326</text:p>
          </table:table-cell>
          <table:table-cell office:value-type="float" office:value="3.394953" calcext:value-type="float">
            <text:p>3.394953</text:p>
          </table:table-cell>
          <table:table-cell office:value-type="float" office:value="3.59191" calcext:value-type="float">
            <text:p>3.59191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267" calcext:value-type="float">
            <text:p>267</text:p>
          </table:table-cell>
          <table:table-cell office:value-type="float" office:value="2.960015" calcext:value-type="float">
            <text:p>2.960015</text:p>
          </table:table-cell>
          <table:table-cell office:value-type="float" office:value="3.192392" calcext:value-type="float">
            <text:p>3.192392</text:p>
          </table:table-cell>
          <table:table-cell office:value-type="float" office:value="3.388236" calcext:value-type="float">
            <text:p>3.388236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267" calcext:value-type="float">
            <text:p>267</text:p>
          </table:table-cell>
          <table:table-cell office:value-type="float" office:value="3.200798" calcext:value-type="float">
            <text:p>3.200798</text:p>
          </table:table-cell>
          <table:table-cell office:value-type="float" office:value="3.309819" calcext:value-type="float">
            <text:p>3.309819</text:p>
          </table:table-cell>
          <table:table-cell office:value-type="float" office:value="3.499319" calcext:value-type="float">
            <text:p>3.499319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267" calcext:value-type="float">
            <text:p>267</text:p>
          </table:table-cell>
          <table:table-cell office:value-type="float" office:value="3.626699" calcext:value-type="float">
            <text:p>3.626699</text:p>
          </table:table-cell>
          <table:table-cell office:value-type="float" office:value="3.992505" calcext:value-type="float">
            <text:p>3.992505</text:p>
          </table:table-cell>
          <table:table-cell office:value-type="float" office:value="6.867781" calcext:value-type="float">
            <text:p>6.867781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267" calcext:value-type="float">
            <text:p>267</text:p>
          </table:table-cell>
          <table:table-cell office:value-type="float" office:value="3.160209" calcext:value-type="float">
            <text:p>3.160209</text:p>
          </table:table-cell>
          <table:table-cell office:value-type="float" office:value="3.275719" calcext:value-type="float">
            <text:p>3.275719</text:p>
          </table:table-cell>
          <table:table-cell office:value-type="float" office:value="3.464102" calcext:value-type="float">
            <text:p>3.464102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267" calcext:value-type="float">
            <text:p>267</text:p>
          </table:table-cell>
          <table:table-cell office:value-type="float" office:value="3.069328" calcext:value-type="float">
            <text:p>3.069328</text:p>
          </table:table-cell>
          <table:table-cell office:value-type="float" office:value="3.216442" calcext:value-type="float">
            <text:p>3.216442</text:p>
          </table:table-cell>
          <table:table-cell office:value-type="float" office:value="3.537344" calcext:value-type="float">
            <text:p>3.5373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6" calcext:value-type="float">
            <text:p>266</text:p>
          </table:table-cell>
          <table:table-cell office:value-type="float" office:value="2.476739" calcext:value-type="float">
            <text:p>2.476739</text:p>
          </table:table-cell>
          <table:table-cell office:value-type="float" office:value="2.849623" calcext:value-type="float">
            <text:p>2.849623</text:p>
          </table:table-cell>
          <table:table-cell office:value-type="float" office:value="3.047538" calcext:value-type="float">
            <text:p>3.047538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267" calcext:value-type="float">
            <text:p>267</text:p>
          </table:table-cell>
          <table:table-cell office:value-type="float" office:value="3.288138" calcext:value-type="float">
            <text:p>3.288138</text:p>
          </table:table-cell>
          <table:table-cell office:value-type="float" office:value="3.385426" calcext:value-type="float">
            <text:p>3.385426</text:p>
          </table:table-cell>
          <table:table-cell office:value-type="float" office:value="3.571829" calcext:value-type="float">
            <text:p>3.571829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267" calcext:value-type="float">
            <text:p>267</text:p>
          </table:table-cell>
          <table:table-cell office:value-type="float" office:value="2.944999" calcext:value-type="float">
            <text:p>2.944999</text:p>
          </table:table-cell>
          <table:table-cell office:value-type="float" office:value="3.193727" calcext:value-type="float">
            <text:p>3.193727</text:p>
          </table:table-cell>
          <table:table-cell office:value-type="float" office:value="3.399039" calcext:value-type="float">
            <text:p>3.399039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267" calcext:value-type="float">
            <text:p>267</text:p>
          </table:table-cell>
          <table:table-cell office:value-type="float" office:value="3.231315" calcext:value-type="float">
            <text:p>3.231315</text:p>
          </table:table-cell>
          <table:table-cell office:value-type="float" office:value="3.316081" calcext:value-type="float">
            <text:p>3.316081</text:p>
          </table:table-cell>
          <table:table-cell office:value-type="float" office:value="3.51763" calcext:value-type="float">
            <text:p>3.51763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267" calcext:value-type="float">
            <text:p>267</text:p>
          </table:table-cell>
          <table:table-cell office:value-type="float" office:value="3.610159" calcext:value-type="float">
            <text:p>3.610159</text:p>
          </table:table-cell>
          <table:table-cell office:value-type="float" office:value="3.95594" calcext:value-type="float">
            <text:p>3.95594</text:p>
          </table:table-cell>
          <table:table-cell office:value-type="float" office:value="6.940107" calcext:value-type="float">
            <text:p>6.940107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267" calcext:value-type="float">
            <text:p>267</text:p>
          </table:table-cell>
          <table:table-cell office:value-type="float" office:value="3.151115" calcext:value-type="float">
            <text:p>3.151115</text:p>
          </table:table-cell>
          <table:table-cell office:value-type="float" office:value="3.274093" calcext:value-type="float">
            <text:p>3.274093</text:p>
          </table:table-cell>
          <table:table-cell office:value-type="float" office:value="3.511283" calcext:value-type="float">
            <text:p>3.511283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267" calcext:value-type="float">
            <text:p>267</text:p>
          </table:table-cell>
          <table:table-cell office:value-type="float" office:value="3.049614" calcext:value-type="float">
            <text:p>3.049614</text:p>
          </table:table-cell>
          <table:table-cell office:value-type="float" office:value="3.208635" calcext:value-type="float">
            <text:p>3.208635</text:p>
          </table:table-cell>
          <table:table-cell office:value-type="float" office:value="3.399832" calcext:value-type="float">
            <text:p>3.3998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6" calcext:value-type="float">
            <text:p>266</text:p>
          </table:table-cell>
          <table:table-cell office:value-type="float" office:value="2.450006" calcext:value-type="float">
            <text:p>2.450006</text:p>
          </table:table-cell>
          <table:table-cell office:value-type="float" office:value="2.843038" calcext:value-type="float">
            <text:p>2.843038</text:p>
          </table:table-cell>
          <table:table-cell office:value-type="float" office:value="3.024834" calcext:value-type="float">
            <text:p>3.024834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267" calcext:value-type="float">
            <text:p>267</text:p>
          </table:table-cell>
          <table:table-cell office:value-type="float" office:value="3.27996" calcext:value-type="float">
            <text:p>3.27996</text:p>
          </table:table-cell>
          <table:table-cell office:value-type="float" office:value="3.396816" calcext:value-type="float">
            <text:p>3.396816</text:p>
          </table:table-cell>
          <table:table-cell office:value-type="float" office:value="3.603995" calcext:value-type="float">
            <text:p>3.603995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267" calcext:value-type="float">
            <text:p>267</text:p>
          </table:table-cell>
          <table:table-cell office:value-type="float" office:value="2.903679" calcext:value-type="float">
            <text:p>2.903679</text:p>
          </table:table-cell>
          <table:table-cell office:value-type="float" office:value="3.186824" calcext:value-type="float">
            <text:p>3.186824</text:p>
          </table:table-cell>
          <table:table-cell office:value-type="float" office:value="3.389762" calcext:value-type="float">
            <text:p>3.389762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267" calcext:value-type="float">
            <text:p>267</text:p>
          </table:table-cell>
          <table:table-cell office:value-type="float" office:value="3.220451" calcext:value-type="float">
            <text:p>3.220451</text:p>
          </table:table-cell>
          <table:table-cell office:value-type="float" office:value="3.318456" calcext:value-type="float">
            <text:p>3.318456</text:p>
          </table:table-cell>
          <table:table-cell office:value-type="float" office:value="3.533256" calcext:value-type="float">
            <text:p>3.533256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267" calcext:value-type="float">
            <text:p>267</text:p>
          </table:table-cell>
          <table:table-cell office:value-type="float" office:value="3.600821" calcext:value-type="float">
            <text:p>3.600821</text:p>
          </table:table-cell>
          <table:table-cell office:value-type="float" office:value="3.931888" calcext:value-type="float">
            <text:p>3.931888</text:p>
          </table:table-cell>
          <table:table-cell office:value-type="float" office:value="6.544478" calcext:value-type="float">
            <text:p>6.544478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267" calcext:value-type="float">
            <text:p>267</text:p>
          </table:table-cell>
          <table:table-cell office:value-type="float" office:value="3.17028" calcext:value-type="float">
            <text:p>3.17028</text:p>
          </table:table-cell>
          <table:table-cell office:value-type="float" office:value="3.26774" calcext:value-type="float">
            <text:p>3.26774</text:p>
          </table:table-cell>
          <table:table-cell office:value-type="float" office:value="3.469657" calcext:value-type="float">
            <text:p>3.469657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267" calcext:value-type="float">
            <text:p>267</text:p>
          </table:table-cell>
          <table:table-cell office:value-type="float" office:value="3.081901" calcext:value-type="float">
            <text:p>3.081901</text:p>
          </table:table-cell>
          <table:table-cell office:value-type="float" office:value="3.201282" calcext:value-type="float">
            <text:p>3.201282</text:p>
          </table:table-cell>
          <table:table-cell office:value-type="float" office:value="3.40734" calcext:value-type="float">
            <text:p>3.40734</text:p>
          </table:table-cell>
        </table:table-row>
      </table:table>
      <table:table table:name="test-300-0.10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6" calcext:value-type="float">
            <text:p>266</text:p>
          </table:table-cell>
          <table:table-cell office:value-type="float" office:value="2.459771" calcext:value-type="float">
            <text:p>2.459771</text:p>
          </table:table-cell>
          <table:table-cell office:value-type="float" office:value="2.848894" calcext:value-type="float">
            <text:p>2.848894</text:p>
          </table:table-cell>
          <table:table-cell office:value-type="float" office:value="3.055229" calcext:value-type="float">
            <text:p>3.055229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267" calcext:value-type="float">
            <text:p>267</text:p>
          </table:table-cell>
          <table:table-cell office:value-type="float" office:value="3.056267" calcext:value-type="float">
            <text:p>3.056267</text:p>
          </table:table-cell>
          <table:table-cell office:value-type="float" office:value="3.170685" calcext:value-type="float">
            <text:p>3.170685</text:p>
          </table:table-cell>
          <table:table-cell office:value-type="float" office:value="3.34722" calcext:value-type="float">
            <text:p>3.34722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267" calcext:value-type="float">
            <text:p>267</text:p>
          </table:table-cell>
          <table:table-cell office:value-type="float" office:value="2.844597" calcext:value-type="float">
            <text:p>2.844597</text:p>
          </table:table-cell>
          <table:table-cell office:value-type="float" office:value="3.047521" calcext:value-type="float">
            <text:p>3.047521</text:p>
          </table:table-cell>
          <table:table-cell office:value-type="float" office:value="3.229362" calcext:value-type="float">
            <text:p>3.229362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267" calcext:value-type="float">
            <text:p>267</text:p>
          </table:table-cell>
          <table:table-cell office:value-type="float" office:value="3.048271" calcext:value-type="float">
            <text:p>3.048271</text:p>
          </table:table-cell>
          <table:table-cell office:value-type="float" office:value="3.125489" calcext:value-type="float">
            <text:p>3.125489</text:p>
          </table:table-cell>
          <table:table-cell office:value-type="float" office:value="3.343559" calcext:value-type="float">
            <text:p>3.343559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267" calcext:value-type="float">
            <text:p>267</text:p>
          </table:table-cell>
          <table:table-cell office:value-type="float" office:value="3.271476" calcext:value-type="float">
            <text:p>3.271476</text:p>
          </table:table-cell>
          <table:table-cell office:value-type="float" office:value="3.473489" calcext:value-type="float">
            <text:p>3.473489</text:p>
          </table:table-cell>
          <table:table-cell office:value-type="float" office:value="6.582869" calcext:value-type="float">
            <text:p>6.582869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267" calcext:value-type="float">
            <text:p>267</text:p>
          </table:table-cell>
          <table:table-cell office:value-type="float" office:value="3.003533" calcext:value-type="float">
            <text:p>3.003533</text:p>
          </table:table-cell>
          <table:table-cell office:value-type="float" office:value="3.091644" calcext:value-type="float">
            <text:p>3.091644</text:p>
          </table:table-cell>
          <table:table-cell office:value-type="float" office:value="3.309074" calcext:value-type="float">
            <text:p>3.309074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267" calcext:value-type="float">
            <text:p>267</text:p>
          </table:table-cell>
          <table:table-cell office:value-type="float" office:value="2.910332" calcext:value-type="float">
            <text:p>2.910332</text:p>
          </table:table-cell>
          <table:table-cell office:value-type="float" office:value="3.056159" calcext:value-type="float">
            <text:p>3.056159</text:p>
          </table:table-cell>
          <table:table-cell office:value-type="float" office:value="3.277031" calcext:value-type="float">
            <text:p>3.2770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6" calcext:value-type="float">
            <text:p>266</text:p>
          </table:table-cell>
          <table:table-cell office:value-type="float" office:value="2.40777" calcext:value-type="float">
            <text:p>2.40777</text:p>
          </table:table-cell>
          <table:table-cell office:value-type="float" office:value="2.850551" calcext:value-type="float">
            <text:p>2.850551</text:p>
          </table:table-cell>
          <table:table-cell office:value-type="float" office:value="3.039482" calcext:value-type="float">
            <text:p>3.039482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267" calcext:value-type="float">
            <text:p>267</text:p>
          </table:table-cell>
          <table:table-cell office:value-type="float" office:value="3.101737" calcext:value-type="float">
            <text:p>3.101737</text:p>
          </table:table-cell>
          <table:table-cell office:value-type="float" office:value="3.172017" calcext:value-type="float">
            <text:p>3.172017</text:p>
          </table:table-cell>
          <table:table-cell office:value-type="float" office:value="3.355216" calcext:value-type="float">
            <text:p>3.355216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267" calcext:value-type="float">
            <text:p>267</text:p>
          </table:table-cell>
          <table:table-cell office:value-type="float" office:value="2.822381" calcext:value-type="float">
            <text:p>2.822381</text:p>
          </table:table-cell>
          <table:table-cell office:value-type="float" office:value="3.05084" calcext:value-type="float">
            <text:p>3.05084</text:p>
          </table:table-cell>
          <table:table-cell office:value-type="float" office:value="3.250114" calcext:value-type="float">
            <text:p>3.250114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267" calcext:value-type="float">
            <text:p>267</text:p>
          </table:table-cell>
          <table:table-cell office:value-type="float" office:value="3.044487" calcext:value-type="float">
            <text:p>3.044487</text:p>
          </table:table-cell>
          <table:table-cell office:value-type="float" office:value="3.123653" calcext:value-type="float">
            <text:p>3.123653</text:p>
          </table:table-cell>
          <table:table-cell office:value-type="float" office:value="3.324394" calcext:value-type="float">
            <text:p>3.324394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267" calcext:value-type="float">
            <text:p>267</text:p>
          </table:table-cell>
          <table:table-cell office:value-type="float" office:value="3.256705" calcext:value-type="float">
            <text:p>3.256705</text:p>
          </table:table-cell>
          <table:table-cell office:value-type="float" office:value="3.450951" calcext:value-type="float">
            <text:p>3.450951</text:p>
          </table:table-cell>
          <table:table-cell office:value-type="float" office:value="5.550645" calcext:value-type="float">
            <text:p>5.550645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267" calcext:value-type="float">
            <text:p>267</text:p>
          </table:table-cell>
          <table:table-cell office:value-type="float" office:value="3.01635" calcext:value-type="float">
            <text:p>3.01635</text:p>
          </table:table-cell>
          <table:table-cell office:value-type="float" office:value="3.089984" calcext:value-type="float">
            <text:p>3.089984</text:p>
          </table:table-cell>
          <table:table-cell office:value-type="float" office:value="3.320731" calcext:value-type="float">
            <text:p>3.320731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267" calcext:value-type="float">
            <text:p>267</text:p>
          </table:table-cell>
          <table:table-cell office:value-type="float" office:value="2.88195" calcext:value-type="float">
            <text:p>2.88195</text:p>
          </table:table-cell>
          <table:table-cell office:value-type="float" office:value="3.064681" calcext:value-type="float">
            <text:p>3.064681</text:p>
          </table:table-cell>
          <table:table-cell office:value-type="float" office:value="3.24224" calcext:value-type="float">
            <text:p>3.242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6" calcext:value-type="float">
            <text:p>266</text:p>
          </table:table-cell>
          <table:table-cell office:value-type="float" office:value="2.441216" calcext:value-type="float">
            <text:p>2.441216</text:p>
          </table:table-cell>
          <table:table-cell office:value-type="float" office:value="2.846747" calcext:value-type="float">
            <text:p>2.846747</text:p>
          </table:table-cell>
          <table:table-cell office:value-type="float" office:value="3.039054" calcext:value-type="float">
            <text:p>3.039054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267" calcext:value-type="float">
            <text:p>267</text:p>
          </table:table-cell>
          <table:table-cell office:value-type="float" office:value="3.081291" calcext:value-type="float">
            <text:p>3.081291</text:p>
          </table:table-cell>
          <table:table-cell office:value-type="float" office:value="3.169568" calcext:value-type="float">
            <text:p>3.169568</text:p>
          </table:table-cell>
          <table:table-cell office:value-type="float" office:value="3.372123" calcext:value-type="float">
            <text:p>3.372123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267" calcext:value-type="float">
            <text:p>267</text:p>
          </table:table-cell>
          <table:table-cell office:value-type="float" office:value="2.820672" calcext:value-type="float">
            <text:p>2.820672</text:p>
          </table:table-cell>
          <table:table-cell office:value-type="float" office:value="3.045761" calcext:value-type="float">
            <text:p>3.045761</text:p>
          </table:table-cell>
          <table:table-cell office:value-type="float" office:value="3.244193" calcext:value-type="float">
            <text:p>3.244193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267" calcext:value-type="float">
            <text:p>267</text:p>
          </table:table-cell>
          <table:table-cell office:value-type="float" office:value="3.053764" calcext:value-type="float">
            <text:p>3.053764</text:p>
          </table:table-cell>
          <table:table-cell office:value-type="float" office:value="3.119297" calcext:value-type="float">
            <text:p>3.119297</text:p>
          </table:table-cell>
          <table:table-cell office:value-type="float" office:value="3.305107" calcext:value-type="float">
            <text:p>3.305107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267" calcext:value-type="float">
            <text:p>267</text:p>
          </table:table-cell>
          <table:table-cell office:value-type="float" office:value="3.266898" calcext:value-type="float">
            <text:p>3.266898</text:p>
          </table:table-cell>
          <table:table-cell office:value-type="float" office:value="3.45413" calcext:value-type="float">
            <text:p>3.45413</text:p>
          </table:table-cell>
          <table:table-cell office:value-type="float" office:value="4.941211" calcext:value-type="float">
            <text:p>4.941211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267" calcext:value-type="float">
            <text:p>267</text:p>
          </table:table-cell>
          <table:table-cell office:value-type="float" office:value="3.017204" calcext:value-type="float">
            <text:p>3.017204</text:p>
          </table:table-cell>
          <table:table-cell office:value-type="float" office:value="3.090924" calcext:value-type="float">
            <text:p>3.090924</text:p>
          </table:table-cell>
          <table:table-cell office:value-type="float" office:value="3.423698" calcext:value-type="float">
            <text:p>3.423698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267" calcext:value-type="float">
            <text:p>267</text:p>
          </table:table-cell>
          <table:table-cell office:value-type="float" office:value="2.900261" calcext:value-type="float">
            <text:p>2.900261</text:p>
          </table:table-cell>
          <table:table-cell office:value-type="float" office:value="3.058676" calcext:value-type="float">
            <text:p>3.058676</text:p>
          </table:table-cell>
          <table:table-cell office:value-type="float" office:value="3.283439" calcext:value-type="float">
            <text:p>3.283439</text:p>
          </table:table-cell>
        </table:table-row>
      </table:table>
      <table:table table:name="test-300-0.20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6" calcext:value-type="float">
            <text:p>266</text:p>
          </table:table-cell>
          <table:table-cell office:value-type="float" office:value="2.42785" calcext:value-type="float">
            <text:p>2.42785</text:p>
          </table:table-cell>
          <table:table-cell office:value-type="float" office:value="2.848265" calcext:value-type="float">
            <text:p>2.848265</text:p>
          </table:table-cell>
          <table:table-cell office:value-type="float" office:value="3.01281" calcext:value-type="float">
            <text:p>3.01281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267" calcext:value-type="float">
            <text:p>267</text:p>
          </table:table-cell>
          <table:table-cell office:value-type="float" office:value="2.960869" calcext:value-type="float">
            <text:p>2.960869</text:p>
          </table:table-cell>
          <table:table-cell office:value-type="float" office:value="3.028676" calcext:value-type="float">
            <text:p>3.028676</text:p>
          </table:table-cell>
          <table:table-cell office:value-type="float" office:value="3.258964" calcext:value-type="float">
            <text:p>3.258964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267" calcext:value-type="float">
            <text:p>267</text:p>
          </table:table-cell>
          <table:table-cell office:value-type="float" office:value="2.697381" calcext:value-type="float">
            <text:p>2.697381</text:p>
          </table:table-cell>
          <table:table-cell office:value-type="float" office:value="2.958705" calcext:value-type="float">
            <text:p>2.958705</text:p>
          </table:table-cell>
          <table:table-cell office:value-type="float" office:value="3.183403" calcext:value-type="float">
            <text:p>3.183403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267" calcext:value-type="float">
            <text:p>267</text:p>
          </table:table-cell>
          <table:table-cell office:value-type="float" office:value="2.936272" calcext:value-type="float">
            <text:p>2.936272</text:p>
          </table:table-cell>
          <table:table-cell office:value-type="float" office:value="2.993431" calcext:value-type="float">
            <text:p>2.993431</text:p>
          </table:table-cell>
          <table:table-cell office:value-type="float" office:value="3.172294" calcext:value-type="float">
            <text:p>3.172294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267" calcext:value-type="float">
            <text:p>267</text:p>
          </table:table-cell>
          <table:table-cell office:value-type="float" office:value="3.078483" calcext:value-type="float">
            <text:p>3.078483</text:p>
          </table:table-cell>
          <table:table-cell office:value-type="float" office:value="3.175916" calcext:value-type="float">
            <text:p>3.175916</text:p>
          </table:table-cell>
          <table:table-cell office:value-type="float" office:value="4.788745" calcext:value-type="float">
            <text:p>4.788745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267" calcext:value-type="float">
            <text:p>267</text:p>
          </table:table-cell>
          <table:table-cell office:value-type="float" office:value="2.918999" calcext:value-type="float">
            <text:p>2.918999</text:p>
          </table:table-cell>
          <table:table-cell office:value-type="float" office:value="2.986779" calcext:value-type="float">
            <text:p>2.986779</text:p>
          </table:table-cell>
          <table:table-cell office:value-type="float" office:value="3.169059" calcext:value-type="float">
            <text:p>3.169059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267" calcext:value-type="float">
            <text:p>267</text:p>
          </table:table-cell>
          <table:table-cell office:value-type="float" office:value="2.792473" calcext:value-type="float">
            <text:p>2.792473</text:p>
          </table:table-cell>
          <table:table-cell office:value-type="float" office:value="2.96322" calcext:value-type="float">
            <text:p>2.96322</text:p>
          </table:table-cell>
          <table:table-cell office:value-type="float" office:value="3.150016" calcext:value-type="float">
            <text:p>3.150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6" calcext:value-type="float">
            <text:p>266</text:p>
          </table:table-cell>
          <table:table-cell office:value-type="float" office:value="2.43255" calcext:value-type="float">
            <text:p>2.43255</text:p>
          </table:table-cell>
          <table:table-cell office:value-type="float" office:value="2.845133" calcext:value-type="float">
            <text:p>2.845133</text:p>
          </table:table-cell>
          <table:table-cell office:value-type="float" office:value="3.049248" calcext:value-type="float">
            <text:p>3.049248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267" calcext:value-type="float">
            <text:p>267</text:p>
          </table:table-cell>
          <table:table-cell office:value-type="float" office:value="2.954949" calcext:value-type="float">
            <text:p>2.954949</text:p>
          </table:table-cell>
          <table:table-cell office:value-type="float" office:value="3.027184" calcext:value-type="float">
            <text:p>3.027184</text:p>
          </table:table-cell>
          <table:table-cell office:value-type="float" office:value="3.209831" calcext:value-type="float">
            <text:p>3.209831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267" calcext:value-type="float">
            <text:p>267</text:p>
          </table:table-cell>
          <table:table-cell office:value-type="float" office:value="2.704156" calcext:value-type="float">
            <text:p>2.704156</text:p>
          </table:table-cell>
          <table:table-cell office:value-type="float" office:value="2.96029" calcext:value-type="float">
            <text:p>2.96029</text:p>
          </table:table-cell>
          <table:table-cell office:value-type="float" office:value="3.196708" calcext:value-type="float">
            <text:p>3.196708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267" calcext:value-type="float">
            <text:p>267</text:p>
          </table:table-cell>
          <table:table-cell office:value-type="float" office:value="2.929008" calcext:value-type="float">
            <text:p>2.929008</text:p>
          </table:table-cell>
          <table:table-cell office:value-type="float" office:value="3.002021" calcext:value-type="float">
            <text:p>3.002021</text:p>
          </table:table-cell>
          <table:table-cell office:value-type="float" office:value="3.180717" calcext:value-type="float">
            <text:p>3.180717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267" calcext:value-type="float">
            <text:p>267</text:p>
          </table:table-cell>
          <table:table-cell office:value-type="float" office:value="3.064995" calcext:value-type="float">
            <text:p>3.064995</text:p>
          </table:table-cell>
          <table:table-cell office:value-type="float" office:value="3.185659" calcext:value-type="float">
            <text:p>3.185659</text:p>
          </table:table-cell>
          <table:table-cell office:value-type="float" office:value="4.244312" calcext:value-type="float">
            <text:p>4.244312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267" calcext:value-type="float">
            <text:p>267</text:p>
          </table:table-cell>
          <table:table-cell office:value-type="float" office:value="2.914544" calcext:value-type="float">
            <text:p>2.914544</text:p>
          </table:table-cell>
          <table:table-cell office:value-type="float" office:value="2.985909" calcext:value-type="float">
            <text:p>2.985909</text:p>
          </table:table-cell>
          <table:table-cell office:value-type="float" office:value="3.161003" calcext:value-type="float">
            <text:p>3.161003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267" calcext:value-type="float">
            <text:p>267</text:p>
          </table:table-cell>
          <table:table-cell office:value-type="float" office:value="2.827813" calcext:value-type="float">
            <text:p>2.827813</text:p>
          </table:table-cell>
          <table:table-cell office:value-type="float" office:value="2.968596" calcext:value-type="float">
            <text:p>2.968596</text:p>
          </table:table-cell>
          <table:table-cell office:value-type="float" office:value="3.167106" calcext:value-type="float">
            <text:p>3.1671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6" calcext:value-type="float">
            <text:p>266</text:p>
          </table:table-cell>
          <table:table-cell office:value-type="float" office:value="2.4508" calcext:value-type="float">
            <text:p>2.4508</text:p>
          </table:table-cell>
          <table:table-cell office:value-type="float" office:value="2.851018" calcext:value-type="float">
            <text:p>2.851018</text:p>
          </table:table-cell>
          <table:table-cell office:value-type="float" office:value="3.059867" calcext:value-type="float">
            <text:p>3.059867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267" calcext:value-type="float">
            <text:p>267</text:p>
          </table:table-cell>
          <table:table-cell office:value-type="float" office:value="2.960015" calcext:value-type="float">
            <text:p>2.960015</text:p>
          </table:table-cell>
          <table:table-cell office:value-type="float" office:value="3.031223" calcext:value-type="float">
            <text:p>3.031223</text:p>
          </table:table-cell>
          <table:table-cell office:value-type="float" office:value="3.23571" calcext:value-type="float">
            <text:p>3.23571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267" calcext:value-type="float">
            <text:p>267</text:p>
          </table:table-cell>
          <table:table-cell office:value-type="float" office:value="2.896111" calcext:value-type="float">
            <text:p>2.896111</text:p>
          </table:table-cell>
          <table:table-cell office:value-type="float" office:value="2.955211" calcext:value-type="float">
            <text:p>2.955211</text:p>
          </table:table-cell>
          <table:table-cell office:value-type="float" office:value="3.143913" calcext:value-type="float">
            <text:p>3.143913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267" calcext:value-type="float">
            <text:p>267</text:p>
          </table:table-cell>
          <table:table-cell office:value-type="float" office:value="2.930656" calcext:value-type="float">
            <text:p>2.930656</text:p>
          </table:table-cell>
          <table:table-cell office:value-type="float" office:value="2.998869" calcext:value-type="float">
            <text:p>2.998869</text:p>
          </table:table-cell>
          <table:table-cell office:value-type="float" office:value="3.200797" calcext:value-type="float">
            <text:p>3.200797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267" calcext:value-type="float">
            <text:p>267</text:p>
          </table:table-cell>
          <table:table-cell office:value-type="float" office:value="3.076286" calcext:value-type="float">
            <text:p>3.076286</text:p>
          </table:table-cell>
          <table:table-cell office:value-type="float" office:value="3.174617" calcext:value-type="float">
            <text:p>3.174617</text:p>
          </table:table-cell>
          <table:table-cell office:value-type="float" office:value="4.237538" calcext:value-type="float">
            <text:p>4.237538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267" calcext:value-type="float">
            <text:p>267</text:p>
          </table:table-cell>
          <table:table-cell office:value-type="float" office:value="2.927299" calcext:value-type="float">
            <text:p>2.927299</text:p>
          </table:table-cell>
          <table:table-cell office:value-type="float" office:value="2.992633" calcext:value-type="float">
            <text:p>2.992633</text:p>
          </table:table-cell>
          <table:table-cell office:value-type="float" office:value="3.179862" calcext:value-type="float">
            <text:p>3.179862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267" calcext:value-type="float">
            <text:p>267</text:p>
          </table:table-cell>
          <table:table-cell office:value-type="float" office:value="2.76397" calcext:value-type="float">
            <text:p>2.76397</text:p>
          </table:table-cell>
          <table:table-cell office:value-type="float" office:value="2.966589" calcext:value-type="float">
            <text:p>2.966589</text:p>
          </table:table-cell>
          <table:table-cell office:value-type="float" office:value="3.164787" calcext:value-type="float">
            <text:p>3.164787</text:p>
          </table:table-cell>
        </table:table-row>
      </table:table>
      <table:table table:name="test-300-1.00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6" calcext:value-type="float">
            <text:p>266</text:p>
          </table:table-cell>
          <table:table-cell office:value-type="float" office:value="2.429804" calcext:value-type="float">
            <text:p>2.429804</text:p>
          </table:table-cell>
          <table:table-cell office:value-type="float" office:value="2.846598" calcext:value-type="float">
            <text:p>2.846598</text:p>
          </table:table-cell>
          <table:table-cell office:value-type="float" office:value="3.058037" calcext:value-type="float">
            <text:p>3.058037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268" calcext:value-type="float">
            <text:p>268</text:p>
          </table:table-cell>
          <table:table-cell office:value-type="float" office:value="2.799004" calcext:value-type="float">
            <text:p>2.799004</text:p>
          </table:table-cell>
          <table:table-cell office:value-type="float" office:value="2.892039" calcext:value-type="float">
            <text:p>2.892039</text:p>
          </table:table-cell>
          <table:table-cell office:value-type="float" office:value="3.101127" calcext:value-type="float">
            <text:p>3.101127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267" calcext:value-type="float">
            <text:p>267</text:p>
          </table:table-cell>
          <table:table-cell office:value-type="float" office:value="2.507012" calcext:value-type="float">
            <text:p>2.507012</text:p>
          </table:table-cell>
          <table:table-cell office:value-type="float" office:value="2.87207" calcext:value-type="float">
            <text:p>2.87207</text:p>
          </table:table-cell>
          <table:table-cell office:value-type="float" office:value="3.087883" calcext:value-type="float">
            <text:p>3.087883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267" calcext:value-type="float">
            <text:p>267</text:p>
          </table:table-cell>
          <table:table-cell office:value-type="float" office:value="2.819268" calcext:value-type="float">
            <text:p>2.819268</text:p>
          </table:table-cell>
          <table:table-cell office:value-type="float" office:value="2.88651" calcext:value-type="float">
            <text:p>2.88651</text:p>
          </table:table-cell>
          <table:table-cell office:value-type="float" office:value="3.079155" calcext:value-type="float">
            <text:p>3.079155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267" calcext:value-type="float">
            <text:p>267</text:p>
          </table:table-cell>
          <table:table-cell office:value-type="float" office:value="2.849114" calcext:value-type="float">
            <text:p>2.849114</text:p>
          </table:table-cell>
          <table:table-cell office:value-type="float" office:value="2.926978" calcext:value-type="float">
            <text:p>2.926978</text:p>
          </table:table-cell>
          <table:table-cell office:value-type="float" office:value="4.058034" calcext:value-type="float">
            <text:p>4.058034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268" calcext:value-type="float">
            <text:p>268</text:p>
          </table:table-cell>
          <table:table-cell office:value-type="float" office:value="2.817314" calcext:value-type="float">
            <text:p>2.817314</text:p>
          </table:table-cell>
          <table:table-cell office:value-type="float" office:value="2.881662" calcext:value-type="float">
            <text:p>2.881662</text:p>
          </table:table-cell>
          <table:table-cell office:value-type="float" office:value="3.089591" calcext:value-type="float">
            <text:p>3.089591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267" calcext:value-type="float">
            <text:p>267</text:p>
          </table:table-cell>
          <table:table-cell office:value-type="float" office:value="2.651238" calcext:value-type="float">
            <text:p>2.651238</text:p>
          </table:table-cell>
          <table:table-cell office:value-type="float" office:value="2.873832" calcext:value-type="float">
            <text:p>2.873832</text:p>
          </table:table-cell>
          <table:table-cell office:value-type="float" office:value="3.077934" calcext:value-type="float">
            <text:p>3.0779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6" calcext:value-type="float">
            <text:p>266</text:p>
          </table:table-cell>
          <table:table-cell office:value-type="float" office:value="2.435358" calcext:value-type="float">
            <text:p>2.435358</text:p>
          </table:table-cell>
          <table:table-cell office:value-type="float" office:value="2.847271" calcext:value-type="float">
            <text:p>2.847271</text:p>
          </table:table-cell>
          <table:table-cell office:value-type="float" office:value="3.049247" calcext:value-type="float">
            <text:p>3.049247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267" calcext:value-type="float">
            <text:p>267</text:p>
          </table:table-cell>
          <table:table-cell office:value-type="float" office:value="2.733575" calcext:value-type="float">
            <text:p>2.733575</text:p>
          </table:table-cell>
          <table:table-cell office:value-type="float" office:value="2.887142" calcext:value-type="float">
            <text:p>2.887142</text:p>
          </table:table-cell>
          <table:table-cell office:value-type="float" office:value="3.079033" calcext:value-type="float">
            <text:p>3.079033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267" calcext:value-type="float">
            <text:p>267</text:p>
          </table:table-cell>
          <table:table-cell office:value-type="float" office:value="2.516473" calcext:value-type="float">
            <text:p>2.516473</text:p>
          </table:table-cell>
          <table:table-cell office:value-type="float" office:value="2.875982" calcext:value-type="float">
            <text:p>2.875982</text:p>
          </table:table-cell>
          <table:table-cell office:value-type="float" office:value="3.084953" calcext:value-type="float">
            <text:p>3.084953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268" calcext:value-type="float">
            <text:p>268</text:p>
          </table:table-cell>
          <table:table-cell office:value-type="float" office:value="2.822076" calcext:value-type="float">
            <text:p>2.822076</text:p>
          </table:table-cell>
          <table:table-cell office:value-type="float" office:value="2.885184" calcext:value-type="float">
            <text:p>2.885184</text:p>
          </table:table-cell>
          <table:table-cell office:value-type="float" office:value="3.075431" calcext:value-type="float">
            <text:p>3.075431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267" calcext:value-type="float">
            <text:p>267</text:p>
          </table:table-cell>
          <table:table-cell office:value-type="float" office:value="2.85064" calcext:value-type="float">
            <text:p>2.85064</text:p>
          </table:table-cell>
          <table:table-cell office:value-type="float" office:value="2.928926" calcext:value-type="float">
            <text:p>2.928926</text:p>
          </table:table-cell>
          <table:table-cell office:value-type="float" office:value="3.628348" calcext:value-type="float">
            <text:p>3.628348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267" calcext:value-type="float">
            <text:p>267</text:p>
          </table:table-cell>
          <table:table-cell office:value-type="float" office:value="2.80938" calcext:value-type="float">
            <text:p>2.80938</text:p>
          </table:table-cell>
          <table:table-cell office:value-type="float" office:value="2.884787" calcext:value-type="float">
            <text:p>2.884787</text:p>
          </table:table-cell>
          <table:table-cell office:value-type="float" office:value="3.081779" calcext:value-type="float">
            <text:p>3.081779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267" calcext:value-type="float">
            <text:p>267</text:p>
          </table:table-cell>
          <table:table-cell office:value-type="float" office:value="2.65844" calcext:value-type="float">
            <text:p>2.65844</text:p>
          </table:table-cell>
          <table:table-cell office:value-type="float" office:value="2.872306" calcext:value-type="float">
            <text:p>2.872306</text:p>
          </table:table-cell>
          <table:table-cell office:value-type="float" office:value="3.060051" calcext:value-type="float">
            <text:p>3.0600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6" calcext:value-type="float">
            <text:p>266</text:p>
          </table:table-cell>
          <table:table-cell office:value-type="float" office:value="2.468866" calcext:value-type="float">
            <text:p>2.468866</text:p>
          </table:table-cell>
          <table:table-cell office:value-type="float" office:value="2.848162" calcext:value-type="float">
            <text:p>2.848162</text:p>
          </table:table-cell>
          <table:table-cell office:value-type="float" office:value="3.054801" calcext:value-type="float">
            <text:p>3.054801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267" calcext:value-type="float">
            <text:p>267</text:p>
          </table:table-cell>
          <table:table-cell office:value-type="float" office:value="2.791741" calcext:value-type="float">
            <text:p>2.791741</text:p>
          </table:table-cell>
          <table:table-cell office:value-type="float" office:value="2.889362" calcext:value-type="float">
            <text:p>2.889362</text:p>
          </table:table-cell>
          <table:table-cell office:value-type="float" office:value="3.10839" calcext:value-type="float">
            <text:p>3.10839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267" calcext:value-type="float">
            <text:p>267</text:p>
          </table:table-cell>
          <table:table-cell office:value-type="float" office:value="2.490717" calcext:value-type="float">
            <text:p>2.490717</text:p>
          </table:table-cell>
          <table:table-cell office:value-type="float" office:value="2.875216" calcext:value-type="float">
            <text:p>2.875216</text:p>
          </table:table-cell>
          <table:table-cell office:value-type="float" office:value="3.060783" calcext:value-type="float">
            <text:p>3.060783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268" calcext:value-type="float">
            <text:p>268</text:p>
          </table:table-cell>
          <table:table-cell office:value-type="float" office:value="2.814385" calcext:value-type="float">
            <text:p>2.814385</text:p>
          </table:table-cell>
          <table:table-cell office:value-type="float" office:value="2.88758" calcext:value-type="float">
            <text:p>2.88758</text:p>
          </table:table-cell>
          <table:table-cell office:value-type="float" office:value="3.097343" calcext:value-type="float">
            <text:p>3.097343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267" calcext:value-type="float">
            <text:p>267</text:p>
          </table:table-cell>
          <table:table-cell office:value-type="float" office:value="2.844597" calcext:value-type="float">
            <text:p>2.844597</text:p>
          </table:table-cell>
          <table:table-cell office:value-type="float" office:value="2.926407" calcext:value-type="float">
            <text:p>2.926407</text:p>
          </table:table-cell>
          <table:table-cell office:value-type="float" office:value="3.563956" calcext:value-type="float">
            <text:p>3.563956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267" calcext:value-type="float">
            <text:p>267</text:p>
          </table:table-cell>
          <table:table-cell office:value-type="float" office:value="2.825005" calcext:value-type="float">
            <text:p>2.825005</text:p>
          </table:table-cell>
          <table:table-cell office:value-type="float" office:value="2.882004" calcext:value-type="float">
            <text:p>2.882004</text:p>
          </table:table-cell>
          <table:table-cell office:value-type="float" office:value="3.045586" calcext:value-type="float">
            <text:p>3.045586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267" calcext:value-type="float">
            <text:p>267</text:p>
          </table:table-cell>
          <table:table-cell office:value-type="float" office:value="2.59887" calcext:value-type="float">
            <text:p>2.59887</text:p>
          </table:table-cell>
          <table:table-cell office:value-type="float" office:value="2.877973" calcext:value-type="float">
            <text:p>2.877973</text:p>
          </table:table-cell>
          <table:table-cell office:value-type="float" office:value="3.072196" calcext:value-type="float">
            <text:p>3.072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20:25:32.043222009</meta:creation-date>
    <dc:date>2026-01-15T21:44:50.823469860</dc:date>
    <meta:editing-duration>PT21M11S</meta:editing-duration>
    <meta:editing-cycles>2</meta:editing-cycles>
    <meta:generator>LibreOffice/7.3.7.2$Linux_X86_64 LibreOffice_project/30$Build-2</meta:generator>
    <meta:document-statistic meta:table-count="5" meta:cell-count="64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bar" chart:style-name="ch1">
        <chart:title svg:x="4.13cm" svg:y="0.315cm" chart:style-name="ch2">
          <text:p>Average of intel-rapl:0 domain (Watt)</text:p>
        </chart:title>
        <chart:legend chart:legend-position="end" svg:x="13.888cm" svg:y="2.657cm" style:legend-expansion="high" chart:style-name="ch3"/>
        <chart:plot-area chart:style-name="ch4" table:cell-range-address="'test-300-0.010'.A33:'test-300-0.010'.H36" chart:data-source-has-labels="both" svg:x="0.319cm" svg:y="1.28cm" svg:width="13.25cm" svg:height="7.547cm">
          <chart:coordinate-region svg:x="0.764cm" svg:y="1.487cm" svg:width="12.805cm" svg:height="6.678cm"/>
          <chart:axis chart:dimension="x" chart:name="primary-x" chart:style-name="ch5" chartooo:axis-type="auto">
            <chartooo:date-scale/>
            <chart:categories table:cell-range-address="'test-300-0.010'.A34:'test-300-0.010'.A3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est-300-0.010'.B34:'test-300-0.010'.B36" chart:label-cell-address="'test-300-0.010'.B33:'test-300-0.010'.B33" chart:class="chart:bar">
            <chart:data-point chart:repeated="3"/>
          </chart:series>
          <chart:series chart:style-name="ch9" chart:values-cell-range-address="'test-300-0.010'.C34:'test-300-0.010'.C36" chart:label-cell-address="'test-300-0.010'.C33:'test-300-0.010'.C33" chart:class="chart:bar">
            <chart:data-point chart:repeated="3"/>
          </chart:series>
          <chart:series chart:style-name="ch10" chart:values-cell-range-address="'test-300-0.010'.D34:'test-300-0.010'.D36" chart:label-cell-address="'test-300-0.010'.D33:'test-300-0.010'.D33" chart:class="chart:bar">
            <chart:data-point chart:repeated="3"/>
          </chart:series>
          <chart:series chart:style-name="ch11" chart:values-cell-range-address="'test-300-0.010'.E34:'test-300-0.010'.E36" chart:label-cell-address="'test-300-0.010'.E33:'test-300-0.010'.E33" chart:class="chart:bar">
            <chart:data-point chart:repeated="3"/>
          </chart:series>
          <chart:series chart:style-name="ch12" chart:values-cell-range-address="'test-300-0.010'.F34:'test-300-0.010'.F36" chart:label-cell-address="'test-300-0.010'.F33:'test-300-0.010'.F33" chart:class="chart:bar">
            <chart:data-point chart:repeated="3"/>
          </chart:series>
          <chart:series chart:style-name="ch13" chart:values-cell-range-address="'test-300-0.010'.G34:'test-300-0.010'.G36" chart:label-cell-address="'test-300-0.010'.G33:'test-300-0.010'.G33" chart:class="chart:bar">
            <chart:data-point chart:repeated="3"/>
          </chart:series>
          <chart:series chart:style-name="ch14" chart:values-cell-range-address="'test-300-0.010'.H34:'test-300-0.010'.H36" chart:label-cell-address="'test-300-0.010'.H33:'test-300-0.010'.H33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'test-300-0.010'.B33:'test-300-0.010'.B33</svg:desc>
                </draw:g>
              </table:table-cell>
              <table:table-cell office:value-type="string">
                <text:p>ci4</text:p>
                <draw:g>
                  <svg:desc>'test-300-0.010'.C33:'test-300-0.010'.C33</svg:desc>
                </draw:g>
              </table:table-cell>
              <table:table-cell office:value-type="string">
                <text:p>fat-free</text:p>
                <draw:g>
                  <svg:desc>'test-300-0.010'.D33:'test-300-0.010'.D33</svg:desc>
                </draw:g>
              </table:table-cell>
              <table:table-cell office:value-type="string">
                <text:p>laminas</text:p>
                <draw:g>
                  <svg:desc>'test-300-0.010'.E33:'test-300-0.010'.E33</svg:desc>
                </draw:g>
              </table:table-cell>
              <table:table-cell office:value-type="string">
                <text:p>laravel</text:p>
                <draw:g>
                  <svg:desc>'test-300-0.010'.F33:'test-300-0.010'.F33</svg:desc>
                </draw:g>
              </table:table-cell>
              <table:table-cell office:value-type="string">
                <text:p>symfony</text:p>
                <draw:g>
                  <svg:desc>'test-300-0.010'.G33:'test-300-0.010'.G33</svg:desc>
                </draw:g>
              </table:table-cell>
              <table:table-cell office:value-type="string">
                <text:p>yii</text:p>
                <draw:g>
                  <svg:desc>'test-300-0.010'.H33:'test-300-0.010'.H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 1</text:p>
                <draw:g>
                  <svg:desc>'test-300-0.010'.A34:'test-300-0.010'.A36</svg:desc>
                </draw:g>
              </table:table-cell>
              <table:table-cell office:value-type="float" office:value="2.848196">
                <text:p>2.848196</text:p>
                <draw:g>
                  <svg:desc>'test-300-0.010'.B34:'test-300-0.010'.B36</svg:desc>
                </draw:g>
              </table:table-cell>
              <table:table-cell office:value-type="float" office:value="4.218887">
                <text:p>4.218887</text:p>
                <draw:g>
                  <svg:desc>'test-300-0.010'.C34:'test-300-0.010'.C36</svg:desc>
                </draw:g>
              </table:table-cell>
              <table:table-cell office:value-type="float" office:value="3.755067">
                <text:p>3.755067</text:p>
                <draw:g>
                  <svg:desc>'test-300-0.010'.D34:'test-300-0.010'.D36</svg:desc>
                </draw:g>
              </table:table-cell>
              <table:table-cell office:value-type="float" office:value="4.053277">
                <text:p>4.053277</text:p>
                <draw:g>
                  <svg:desc>'test-300-0.010'.E34:'test-300-0.010'.E36</svg:desc>
                </draw:g>
              </table:table-cell>
              <table:table-cell office:value-type="float" office:value="4.776946">
                <text:p>4.776946</text:p>
                <draw:g>
                  <svg:desc>'test-300-0.010'.F34:'test-300-0.010'.F36</svg:desc>
                </draw:g>
              </table:table-cell>
              <table:table-cell office:value-type="float" office:value="3.953328">
                <text:p>3.953328</text:p>
                <draw:g>
                  <svg:desc>'test-300-0.010'.G34:'test-300-0.010'.G36</svg:desc>
                </draw:g>
              </table:table-cell>
              <table:table-cell office:value-type="float" office:value="3.818185">
                <text:p>3.818185</text:p>
                <draw:g>
                  <svg:desc>'test-300-0.010'.H34:'test-300-0.010'.H36</svg:desc>
                </draw:g>
              </table:table-cell>
            </table:table-row>
            <table:table-row>
              <table:table-cell office:value-type="string">
                <text:p>Test 2</text:p>
              </table:table-cell>
              <table:table-cell office:value-type="float" office:value="2.846661">
                <text:p>2.846661</text:p>
              </table:table-cell>
              <table:table-cell office:value-type="float" office:value="4.199732">
                <text:p>4.199732</text:p>
              </table:table-cell>
              <table:table-cell office:value-type="float" office:value="3.77582">
                <text:p>3.77582</text:p>
              </table:table-cell>
              <table:table-cell office:value-type="float" office:value="4.057715">
                <text:p>4.057715</text:p>
              </table:table-cell>
              <table:table-cell office:value-type="float" office:value="4.964257">
                <text:p>4.964257</text:p>
              </table:table-cell>
              <table:table-cell office:value-type="float" office:value="3.953004">
                <text:p>3.953004</text:p>
              </table:table-cell>
              <table:table-cell office:value-type="float" office:value="3.799584">
                <text:p>3.799584</text:p>
              </table:table-cell>
            </table:table-row>
            <table:table-row>
              <table:table-cell office:value-type="string">
                <text:p>Test 3</text:p>
              </table:table-cell>
              <table:table-cell office:value-type="float" office:value="2.844383">
                <text:p>2.844383</text:p>
              </table:table-cell>
              <table:table-cell office:value-type="float" office:value="4.191973">
                <text:p>4.191973</text:p>
              </table:table-cell>
              <table:table-cell office:value-type="float" office:value="3.763376">
                <text:p>3.763376</text:p>
              </table:table-cell>
              <table:table-cell office:value-type="float" office:value="4.050429">
                <text:p>4.050429</text:p>
              </table:table-cell>
              <table:table-cell office:value-type="float" office:value="5.111636">
                <text:p>5.111636</text:p>
              </table:table-cell>
              <table:table-cell office:value-type="float" office:value="3.929372">
                <text:p>3.929372</text:p>
              </table:table-cell>
              <table:table-cell office:value-type="float" office:value="3.809135">
                <text:p>3.809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